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11.9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16pt" style:text-underline-style="solid" style:text-underline-width="auto" style:text-underline-color="font-color" style:font-size-asian="16pt" style:font-size-complex="16pt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3">
            <text:p>UBC Rapid CNC Mill Project Budget/BOM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QUANTY</text:p>
          </table:table-cell>
          <table:table-cell table:style-name="ce2" office:value-type="string">
            <text:p>ITEM NAME</text:p>
          </table:table-cell>
          <table:table-cell office:value-type="string">
            <text:p>Price</text:p>
          </table:table-cell>
          <table:table-cell office:value-type="string">
            <text:p>Link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ME Threaded Rod – 18 i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EMA 23 Stepper motors</text:p>
          </table:table-cell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emel Milling bit set</text:p>
          </table:table-cell>
          <table:table-cell office:value-type="string">
            <text:p>$30?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emel</text:p>
          </table:table-cell>
          <table:table-cell table:style-name="ce5" office:value-type="string">
            <text:p>Already own it</text:p>
          </table:table-cell>
          <table:table-cell table:style-name="ce6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modified gen7 electronics</text:p>
          </table:table-cell>
          <table:table-cell office:value-type="string">
            <text:p>Free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style-name="ce3" office:value-type="string" table:number-columns-spanned="2" table:number-rows-spanned="2">
            <text:p>TOTAL </text:p>
          </table:table-cell>
          <table:covered-table-cell table:style-name="ce4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2013-09-30</text:date>, <text:time>03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01:56:26.61</meta:creation-date>
    <dc:date>2013-09-30T03:02:49.57</dc:date>
    <meta:editing-duration>PT5M47S</meta:editing-duration>
    <meta:editing-cycles>1</meta:editing-cycles>
    <meta:document-statistic meta:table-count="3" meta:cell-count="18" meta:object-count="0"/>
    <meta:generator>OpenOffice.org/3.4$Win32 OpenOffice.org_project/340m1$Build-9590</meta:generator>
  </office:meta>
</office:document-meta>
</file>